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6.47cm"/>
    </style:style>
    <style:style style:name="co4" style:family="table-column">
      <style:table-column-properties fo:break-before="auto" style:column-width="6.636cm"/>
    </style:style>
    <style:style style:name="co6" style:family="table-column">
      <style:table-column-properties fo:break-before="auto" style:column-width="6.5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80" style:text-align-source="fix" style:repeat-content="false"/>
      <style:paragraph-properties fo:text-align="center" fo:margin-left="0cm"/>
      <style:text-properties fo:color="#ffffcc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000080" style:text-align-source="fix" style:repeat-content="false"/>
      <style:paragraph-properties fo:text-align="center"/>
      <style:text-properties fo:color="#ffffcc"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name-complex="TimesNewRoman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  <style:text-properties style:font-name="Arial"/>
    </style:style>
    <style:style style:name="ce10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/>
      <style:text-properties style:font-name="Arial" fo:language="en" fo:country="US" style:font-name-asian="Times New Roman" style:language-asian="en" style:country-asian="US" style:font-name-complex="Times New Roman" style:font-size-complex="5.65000009536743pt" style:language-complex="en" style:country-complex="US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99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4" table:default-cell-style-name="ce13"/>
        <table:table-column table:style-name="co6" table:default-cell-style-name="ce13"/>
        <table:table-column table:style-name="co6" table:number-columns-repeated="2" table:default-cell-style-name="ce17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3" office:value-type="string">
            <text:p>4.1</text:p>
          </table:table-cell>
          <table:table-cell table:style-name="ce3" office:value-type="string">
            <text:p>4.2</text:p>
          </table:table-cell>
          <table:table-cell table:style-name="ce3" office:value-type="string">
            <text:p>4.3</text:p>
          </table:table-cell>
          <table:table-cell table:style-name="ce3" office:value-type="string">
            <text:p>4.4</text:p>
          </table:table-cell>
          <table:table-cell table:style-name="ce3" office:value-type="string">
            <text:p>5.0</text:p>
          </table:table-cell>
          <table:table-cell table:style-name="ce3" office:value-type="string">
            <text:p>5.0SP1</text:p>
          </table:table-cell>
          <table:table-cell table:style-name="ce3" office:value-type="string">
            <text:p>5.0SP2</text:p>
          </table:table-cell>
          <table:table-cell table:style-name="ce3" table:number-columns-repeated="1016"/>
        </table:table-row>
        <table:table-row table:style-name="ro1">
          <table:table-cell table:style-name="ce2" office:value-type="string">
            <text:p>Advertisements</text:p>
          </table:table-cell>
          <table:table-cell table:style-name="ce4" office:value-type="string">
            <text:p>Advertisements</text:p>
          </table:table-cell>
          <table:table-cell table:style-name="ce6" office:value-type="string">
            <text:p>Advertisements</text:p>
          </table:table-cell>
          <table:table-cell table:number-columns-repeated="5" office:value-type="string">
            <text:p>Advertisements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Indications of Interest</text:p>
          </table:table-cell>
          <table:table-cell table:style-name="ce4" office:value-type="string">
            <text:p>Indications of Interest </text:p>
          </table:table-cell>
          <table:table-cell table:style-name="ce6" office:value-type="string">
            <text:p>Indications of Interest</text:p>
          </table:table-cell>
          <table:table-cell office:value-type="string">
            <text:p>Indications of Interest </text:p>
          </table:table-cell>
          <table:table-cell table:number-columns-repeated="4" office:value-type="string">
            <text:p>Indications of Intere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ews</text:p>
          </table:table-cell>
          <table:table-cell table:style-name="ce4" office:value-type="string">
            <text:p>News</text:p>
          </table:table-cell>
          <table:table-cell table:style-name="ce6" office:value-type="string">
            <text:p>News</text:p>
          </table:table-cell>
          <table:table-cell table:number-columns-repeated="5" office:value-type="string">
            <text:p>News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mail</text:p>
          </table:table-cell>
          <table:table-cell table:style-name="ce5" office:value-type="string">
            <text:p>Email </text:p>
          </table:table-cell>
          <table:table-cell table:style-name="ce6" office:value-type="string">
            <text:p>Email</text:p>
          </table:table-cell>
          <table:table-cell table:number-columns-repeated="5" office:value-type="string">
            <text:p>Email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ote Request</text:p>
          </table:table-cell>
          <table:table-cell table:style-name="ce4" office:value-type="string">
            <text:p>Quote Request</text:p>
          </table:table-cell>
          <table:table-cell table:style-name="ce6" office:value-type="string">
            <text:p>Quote Request</text:p>
          </table:table-cell>
          <table:table-cell table:number-columns-repeated="5" office:value-type="string">
            <text:p>Quote Request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Quote</text:p>
          </table:table-cell>
          <table:table-cell table:style-name="ce4" office:value-type="string">
            <text:p>Quote</text:p>
          </table:table-cell>
          <table:table-cell table:style-name="ce6" office:value-type="string">
            <text:p>Quote</text:p>
          </table:table-cell>
          <table:table-cell office:value-type="string">
            <text:p>Quote Request Reject </text:p>
          </table:table-cell>
          <table:table-cell table:number-columns-repeated="4" office:value-type="string">
            <text:p>Quote Response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ew Order – Single</text:p>
          </table:table-cell>
          <table:table-cell table:style-name="ce4" office:value-type="string">
            <text:p>New Order</text:p>
          </table:table-cell>
          <table:table-cell table:style-name="ce6" office:value-type="string">
            <text:p>Mass Quote</text:p>
          </table:table-cell>
          <table:table-cell office:value-type="string">
            <text:p>RFQ Request </text:p>
          </table:table-cell>
          <table:table-cell table:number-columns-repeated="4" office:value-type="string">
            <text:p>Quote Request Reject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xecution Reports</text:p>
          </table:table-cell>
          <table:table-cell table:style-name="ce4" office:value-type="string">
            <text:p>Execution Reports</text:p>
          </table:table-cell>
          <table:table-cell table:style-name="ce6" office:value-type="string">
            <text:p>Quote Cancel</text:p>
          </table:table-cell>
          <table:table-cell office:value-type="string">
            <text:p>Quote </text:p>
          </table:table-cell>
          <table:table-cell table:number-columns-repeated="4" office:value-type="string">
            <text:p>RFQ Request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on’t Know Trade (DK)</text:p>
          </table:table-cell>
          <table:table-cell table:style-name="ce4" office:value-type="string">
            <text:p>Don’t Know Trade (DK)</text:p>
          </table:table-cell>
          <table:table-cell table:style-name="ce6" office:value-type="string">
            <text:p>Quote Status Request</text:p>
          </table:table-cell>
          <table:table-cell office:value-type="string">
            <text:p>Quote Cancel </text:p>
          </table:table-cell>
          <table:table-cell table:number-columns-repeated="4" office:value-type="string">
            <text:p>Quote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der Cancel/Replace Request</text:p>
          </table:table-cell>
          <table:table-cell table:style-name="ce4" office:value-type="string">
            <text:p>Order Cancel/Replace Request</text:p>
          </table:table-cell>
          <table:table-cell table:style-name="ce6" office:value-type="string">
            <text:p>Quote Acknowledgement</text:p>
          </table:table-cell>
          <table:table-cell office:value-type="string">
            <text:p>Quote Status Request</text:p>
          </table:table-cell>
          <table:table-cell table:number-columns-repeated="4" office:value-type="string">
            <text:p>Quote Cancel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der Cancel Request</text:p>
          </table:table-cell>
          <table:table-cell table:style-name="ce4" office:value-type="string">
            <text:p>Order Cancel Request</text:p>
          </table:table-cell>
          <table:table-cell table:style-name="ce6" office:value-type="string">
            <text:p>Market Data Request</text:p>
          </table:table-cell>
          <table:table-cell office:value-type="string">
            <text:p>Quote Status Report </text:p>
          </table:table-cell>
          <table:table-cell table:number-columns-repeated="4" office:value-type="string">
            <text:p>Quote Status Reque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der Cancel Reject</text:p>
          </table:table-cell>
          <table:table-cell table:style-name="ce4" office:value-type="string">
            <text:p>Order Cancel Reject</text:p>
          </table:table-cell>
          <table:table-cell table:style-name="ce6" office:value-type="string">
            <text:p>Market Data – Snapshot / Full Refresh</text:p>
          </table:table-cell>
          <table:table-cell table:style-name="ce9" office:value-type="string">
            <text:p>Mass Quote</text:p>
          </table:table-cell>
          <table:table-cell table:number-columns-repeated="2" table:style-name="ce4" office:value-type="string">
            <text:p>Quote Status Report</text:p>
          </table:table-cell>
          <table:table-cell table:number-columns-repeated="2" table:style-name="ce18" office:value-type="string">
            <text:p>Quote Status Repor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der Status Request</text:p>
          </table:table-cell>
          <table:table-cell table:style-name="ce4" office:value-type="string">
            <text:p>Order Status Request</text:p>
          </table:table-cell>
          <table:table-cell table:style-name="ce6" office:value-type="string">
            <text:p>Market Data – Incremental Refresh</text:p>
          </table:table-cell>
          <table:table-cell table:style-name="ce9" office:value-type="string">
            <text:p>Mass Quote Acknowledgement</text:p>
          </table:table-cell>
          <table:table-cell table:number-columns-repeated="4" office:value-type="string">
            <text:p>Mass Quot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location</text:p>
          </table:table-cell>
          <table:table-cell table:style-name="ce4" office:value-type="string">
            <text:p>Allocation</text:p>
          </table:table-cell>
          <table:table-cell table:style-name="ce6" office:value-type="string">
            <text:p>Market Data Request Reject</text:p>
          </table:table-cell>
          <table:table-cell table:style-name="ce10" office:value-type="string">
            <text:p>Market Data Request </text:p>
          </table:table-cell>
          <table:table-cell table:number-columns-repeated="2" table:style-name="ce4" office:value-type="string">
            <text:p>Mass Quote Acknowledgement</text:p>
          </table:table-cell>
          <table:table-cell table:number-columns-repeated="2" table:style-name="ce18" office:value-type="string">
            <text:p>Mass Quote Acknowledgemen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location ACK</text:p>
          </table:table-cell>
          <table:table-cell table:style-name="ce4" office:value-type="string">
            <text:p>Allocation ACK</text:p>
          </table:table-cell>
          <table:table-cell table:style-name="ce6" office:value-type="string">
            <text:p>Security Definition Request</text:p>
          </table:table-cell>
          <table:table-cell table:style-name="ce10" office:value-type="string">
            <text:p>Market Data – Snapshot / Full Refresh </text:p>
          </table:table-cell>
          <table:table-cell table:number-columns-repeated="4" office:value-type="string">
            <text:p>Market Data Request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ew Order List</text:p>
          </table:table-cell>
          <table:table-cell table:style-name="ce4" office:value-type="string">
            <text:p>Settlement Instructions</text:p>
          </table:table-cell>
          <table:table-cell table:style-name="ce6" office:value-type="string">
            <text:p>Security Definition </text:p>
          </table:table-cell>
          <table:table-cell table:style-name="ce10" office:value-type="string">
            <text:p>Market Data – Incremental Refresh </text:p>
          </table:table-cell>
          <table:table-cell table:number-columns-repeated="4" office:value-type="string">
            <text:p>Market Data – Snapshot / Full Refresh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ist Status</text:p>
          </table:table-cell>
          <table:table-cell table:style-name="ce4" office:value-type="string">
            <text:p>New Order List</text:p>
          </table:table-cell>
          <table:table-cell table:style-name="ce6" office:value-type="string">
            <text:p>Security Status Request</text:p>
          </table:table-cell>
          <table:table-cell table:style-name="ce10" office:value-type="string">
            <text:p>Market Data Request Reject </text:p>
          </table:table-cell>
          <table:table-cell table:number-columns-repeated="4" office:value-type="string">
            <text:p>Market Data – Incremental Refresh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ist Execute</text:p>
          </table:table-cell>
          <table:table-cell table:style-name="ce4" office:value-type="string">
            <text:p>List Status</text:p>
          </table:table-cell>
          <table:table-cell table:style-name="ce6" office:value-type="string">
            <text:p>Security Status</text:p>
          </table:table-cell>
          <table:table-cell table:style-name="ce10" office:value-type="string">
            <text:p>Security Definition Request</text:p>
          </table:table-cell>
          <table:table-cell table:number-columns-repeated="4" office:value-type="string">
            <text:p>Market Data Request Reject 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ist Cancel Request</text:p>
          </table:table-cell>
          <table:table-cell table:style-name="ce4" office:value-type="string">
            <text:p>List Execute</text:p>
          </table:table-cell>
          <table:table-cell table:style-name="ce6" office:value-type="string">
            <text:p>Trading Session Status Request</text:p>
          </table:table-cell>
          <table:table-cell table:style-name="ce10" office:value-type="string">
            <text:p>Security Definition </text:p>
          </table:table-cell>
          <table:table-cell table:number-columns-repeated="2" office:value-type="string">
            <text:p>Security Definition Request</text:p>
          </table:table-cell>
          <table:table-cell table:style-name="Default" office:value-type="string">
            <text:p>Market Definition Request</text:p>
          </table:table-cell>
          <table:table-cell table:style-name="Default" office:value-type="string">
            <text:p>Stream Assignment Reque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ist Status Request</text:p>
          </table:table-cell>
          <table:table-cell table:style-name="ce4" office:value-type="string">
            <text:p>List Cancel Request</text:p>
          </table:table-cell>
          <table:table-cell table:style-name="ce6" office:value-type="string">
            <text:p>Trading Session Status </text:p>
          </table:table-cell>
          <table:table-cell table:style-name="ce10" office:value-type="string">
            <text:p>Security Type Request </text:p>
          </table:table-cell>
          <table:table-cell table:number-columns-repeated="2" table:style-name="ce4" office:value-type="string">
            <text:p>Security Definition </text:p>
          </table:table-cell>
          <table:table-cell table:style-name="Default" office:value-type="string">
            <text:p>Market Definition</text:p>
          </table:table-cell>
          <table:table-cell table:style-name="Default" office:value-type="string">
            <text:p>Stream Assignment Report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List Status Request</text:p>
          </table:table-cell>
          <table:table-cell table:style-name="ce6" office:value-type="string">
            <text:p>New Order - Single </text:p>
          </table:table-cell>
          <table:table-cell table:style-name="ce10" office:value-type="string">
            <text:p>Security Types </text:p>
          </table:table-cell>
          <table:table-cell office:value-type="string">
            <text:p>Security Type Request </text:p>
          </table:table-cell>
          <table:table-cell table:style-name="Default" office:value-type="string">
            <text:p>Security Definition Update Report</text:p>
          </table:table-cell>
          <table:table-cell table:style-name="Default" office:value-type="string">
            <text:p>Market Definition Update Report</text:p>
          </table:table-cell>
          <table:table-cell table:style-name="Default" office:value-type="string">
            <text:p>Stream Assignment Report Ac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Execution Reports </text:p>
          </table:table-cell>
          <table:table-cell table:style-name="ce10" office:value-type="string">
            <text:p>Security List Request </text:p>
          </table:table-cell>
          <table:table-cell office:value-type="string">
            <text:p>Security Types</text:p>
          </table:table-cell>
          <table:table-cell office:value-type="string">
            <text:p>Security Type Request </text:p>
          </table:table-cell>
          <table:table-cell office:value-type="string">
            <text:p>Trading Session Status Request</text:p>
          </table:table-cell>
          <table:table-cell table:style-name="Default" office:value-type="string">
            <text:p>Market Definition Reque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Don’t Know Trade (DK) </text:p>
          </table:table-cell>
          <table:table-cell table:style-name="ce10" office:value-type="string">
            <text:p>Security List </text:p>
          </table:table-cell>
          <table:table-cell office:value-type="string">
            <text:p>Security List Request </text:p>
          </table:table-cell>
          <table:table-cell office:value-type="string">
            <text:p>Security Types</text:p>
          </table:table-cell>
          <table:table-cell table:style-name="ce18" office:value-type="string">
            <text:p>Trading Session Status </text:p>
          </table:table-cell>
          <table:table-cell table:style-name="Default" office:value-type="string">
            <text:p>Market Defini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Order Cancel/Replace Request</text:p>
          </table:table-cell>
          <table:table-cell table:style-name="ce10" office:value-type="string">
            <text:p>Derivative Security List Request </text:p>
          </table:table-cell>
          <table:table-cell office:value-type="string">
            <text:p>Security List </text:p>
          </table:table-cell>
          <table:table-cell office:value-type="string">
            <text:p>Security List Request </text:p>
          </table:table-cell>
          <table:table-cell table:style-name="ce19" office:value-type="string">
            <text:p>Trading Session List Request</text:p>
          </table:table-cell>
          <table:table-cell table:style-name="Default" office:value-type="string">
            <text:p>Market Definition Update Repo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Order Cancel Request </text:p>
          </table:table-cell>
          <table:table-cell table:style-name="ce10" office:value-type="string">
            <text:p>Derivative Security List </text:p>
          </table:table-cell>
          <table:table-cell office:value-type="string">
            <text:p>Derivative Security List Request </text:p>
          </table:table-cell>
          <table:table-cell office:value-type="string">
            <text:p>Security List </text:p>
          </table:table-cell>
          <table:table-cell table:style-name="ce19" office:value-type="string">
            <text:p>Trading Session List</text:p>
          </table:table-cell>
          <table:table-cell office:value-type="string">
            <text:p>Trading Session Status Reque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Order Cancel Reject </text:p>
          </table:table-cell>
          <table:table-cell table:style-name="ce10" office:value-type="string">
            <text:p>Security Status Request </text:p>
          </table:table-cell>
          <table:table-cell office:value-type="string">
            <text:p>Derivative Security List </text:p>
          </table:table-cell>
          <table:table-cell table:style-name="Default" office:value-type="string">
            <text:p>Security List Update Report</text:p>
          </table:table-cell>
          <table:table-cell table:style-name="Default" office:value-type="string">
            <text:p>Trading Session List Update Report</text:p>
          </table:table-cell>
          <table:table-cell table:style-name="ce18" office:value-type="string">
            <text:p>Trading Session Status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Order Status Request </text:p>
          </table:table-cell>
          <table:table-cell table:style-name="ce10" office:value-type="string">
            <text:p>Security Status </text:p>
          </table:table-cell>
          <table:table-cell office:value-type="string">
            <text:p>Security Status Request </text:p>
          </table:table-cell>
          <table:table-cell office:value-type="string">
            <text:p>Derivative Security List Request </text:p>
          </table:table-cell>
          <table:table-cell office:value-type="string">
            <text:p>Security Definition Request</text:p>
          </table:table-cell>
          <table:table-cell table:style-name="ce19" office:value-type="string">
            <text:p>Trading Session List Reque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Allocation </text:p>
          </table:table-cell>
          <table:table-cell table:style-name="ce10" office:value-type="string">
            <text:p>Trading Session Status Request </text:p>
          </table:table-cell>
          <table:table-cell office:value-type="string">
            <text:p>Security Status </text:p>
          </table:table-cell>
          <table:table-cell office:value-type="string">
            <text:p>Derivative Security List </text:p>
          </table:table-cell>
          <table:table-cell table:style-name="ce18" office:value-type="string">
            <text:p>Security Definition </text:p>
          </table:table-cell>
          <table:table-cell table:style-name="ce19" office:value-type="string">
            <text:p>Trading Session Li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Allocation ACK </text:p>
          </table:table-cell>
          <table:table-cell table:style-name="ce10" office:value-type="string">
            <text:p>Trading Session Status </text:p>
          </table:table-cell>
          <table:table-cell office:value-type="string">
            <text:p>Trading Session Status Request</text:p>
          </table:table-cell>
          <table:table-cell office:value-type="string">
            <text:p>Security Status Request </text:p>
          </table:table-cell>
          <table:table-cell table:style-name="ce19" office:value-type="string">
            <text:p>Security Definition Update Report</text:p>
          </table:table-cell>
          <table:table-cell table:style-name="Default" office:value-type="string">
            <text:p>Trading Session List Update Repo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Settlement Instructions </text:p>
          </table:table-cell>
          <table:table-cell office:value-type="string">
            <text:p>New Order - Single </text:p>
          </table:table-cell>
          <table:table-cell table:style-name="ce4" office:value-type="string">
            <text:p>Trading Session Status </text:p>
          </table:table-cell>
          <table:table-cell office:value-type="string">
            <text:p>Security Status </text:p>
          </table:table-cell>
          <table:table-cell office:value-type="string">
            <text:p>Security Type Request </text:p>
          </table:table-cell>
          <table:table-cell office:value-type="string">
            <text:p>Security Definition Reque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Bid Request </text:p>
          </table:table-cell>
          <table:table-cell office:value-type="string">
            <text:p>Execution Reports </text:p>
          </table:table-cell>
          <table:table-cell office:value-type="string">
            <text:p>New Order - Single </text:p>
          </table:table-cell>
          <table:table-cell office:value-type="string">
            <text:p>Trading Session Status Request</text:p>
          </table:table-cell>
          <table:table-cell office:value-type="string">
            <text:p>Security Types</text:p>
          </table:table-cell>
          <table:table-cell table:style-name="ce18" office:value-type="string">
            <text:p>Security Definition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Bid Response </text:p>
          </table:table-cell>
          <table:table-cell office:value-type="string">
            <text:p>Don’t Know Trade (DK) </text:p>
          </table:table-cell>
          <table:table-cell office:value-type="string">
            <text:p>Execution Reports</text:p>
          </table:table-cell>
          <table:table-cell table:style-name="ce4" office:value-type="string">
            <text:p>Trading Session Status </text:p>
          </table:table-cell>
          <table:table-cell office:value-type="string">
            <text:p>Security List Request </text:p>
          </table:table-cell>
          <table:table-cell table:style-name="ce19" office:value-type="string">
            <text:p>Security Definition Update Repo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New Order – List</text:p>
          </table:table-cell>
          <table:table-cell office:value-type="string">
            <text:p>Order Cancel/Replace Request</text:p>
          </table:table-cell>
          <table:table-cell office:value-type="string">
            <text:p>Don’t Know Trade (DK) </text:p>
          </table:table-cell>
          <table:table-cell table:style-name="Default" office:value-type="string">
            <text:p>Trading Session List Request</text:p>
          </table:table-cell>
          <table:table-cell office:value-type="string">
            <text:p>Security List </text:p>
          </table:table-cell>
          <table:table-cell office:value-type="string">
            <text:p>Security Type Request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List Strike Price </text:p>
          </table:table-cell>
          <table:table-cell office:value-type="string">
            <text:p>Order Cancel Request </text:p>
          </table:table-cell>
          <table:table-cell office:value-type="string">
            <text:p>Order Cancel/Replace Request</text:p>
          </table:table-cell>
          <table:table-cell table:style-name="Default" office:value-type="string">
            <text:p>Trading Session List</text:p>
          </table:table-cell>
          <table:table-cell table:style-name="ce19" office:value-type="string">
            <text:p>Security List Update Report</text:p>
          </table:table-cell>
          <table:table-cell office:value-type="string">
            <text:p>Security Typ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List Status </text:p>
          </table:table-cell>
          <table:table-cell office:value-type="string">
            <text:p>Order Cancel Reject </text:p>
          </table:table-cell>
          <table:table-cell office:value-type="string">
            <text:p>Order Cancel Request </text:p>
          </table:table-cell>
          <table:table-cell office:value-type="string">
            <text:p>New Order - Single </text:p>
          </table:table-cell>
          <table:table-cell office:value-type="string">
            <text:p>Derivative Security List Request </text:p>
          </table:table-cell>
          <table:table-cell office:value-type="string">
            <text:p>Security List Request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List Execute </text:p>
          </table:table-cell>
          <table:table-cell office:value-type="string">
            <text:p>Order Status Request </text:p>
          </table:table-cell>
          <table:table-cell office:value-type="string">
            <text:p>Order Cancel Reject </text:p>
          </table:table-cell>
          <table:table-cell office:value-type="string">
            <text:p>Execution Reports</text:p>
          </table:table-cell>
          <table:table-cell office:value-type="string">
            <text:p>Derivative Security List </text:p>
          </table:table-cell>
          <table:table-cell office:value-type="string">
            <text:p>Security List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List Cancel Request </text:p>
          </table:table-cell>
          <table:table-cell office:value-type="string">
            <text:p>Order Mass Cancel Request </text:p>
          </table:table-cell>
          <table:table-cell office:value-type="string">
            <text:p>Order Status Request </text:p>
          </table:table-cell>
          <table:table-cell office:value-type="string">
            <text:p>Don’t Know Trade (DK) </text:p>
          </table:table-cell>
          <table:table-cell table:style-name="Default" office:value-type="string">
            <text:p>Derivative Security List Update Report</text:p>
          </table:table-cell>
          <table:table-cell table:style-name="ce19" office:value-type="string">
            <text:p>Security List Update Repo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>
            <text:p>List Status Request </text:p>
          </table:table-cell>
          <table:table-cell office:value-type="string">
            <text:p>Order Mass Cancel Report </text:p>
          </table:table-cell>
          <table:table-cell office:value-type="string">
            <text:p>Order Mass Cancel Request </text:p>
          </table:table-cell>
          <table:table-cell office:value-type="string">
            <text:p>Order Cancel/Replace Request</text:p>
          </table:table-cell>
          <table:table-cell office:value-type="string">
            <text:p>Security Status Request </text:p>
          </table:table-cell>
          <table:table-cell office:value-type="string">
            <text:p>Derivative Security List Request 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Business Message Reject</text:p>
          </table:table-cell>
          <table:table-cell office:value-type="string">
            <text:p>Order Mass Status Request</text:p>
          </table:table-cell>
          <table:table-cell office:value-type="string">
            <text:p>Order Mass Cancel Report </text:p>
          </table:table-cell>
          <table:table-cell office:value-type="string">
            <text:p>Order Cancel Request </text:p>
          </table:table-cell>
          <table:table-cell office:value-type="string">
            <text:p>Security Status </text:p>
          </table:table-cell>
          <table:table-cell office:value-type="string">
            <text:p>Derivative Security Lis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ew Order - Cross </text:p>
          </table:table-cell>
          <table:table-cell table:style-name="ce4" office:value-type="string">
            <text:p>Order Mass Status Request</text:p>
          </table:table-cell>
          <table:table-cell office:value-type="string">
            <text:p>Order Cancel Reject </text:p>
          </table:table-cell>
          <table:table-cell office:value-type="string">
            <text:p>New Order - Single </text:p>
          </table:table-cell>
          <table:table-cell table:style-name="Default" office:value-type="string">
            <text:p>Derivative Security List Update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Cross Order Cancel/Replace Request </text:p>
          </table:table-cell>
          <table:table-cell table:style-name="ce8" office:value-type="string">
            <text:p>New Order - Cross </text:p>
          </table:table-cell>
          <table:table-cell office:value-type="string">
            <text:p>Order Status Request </text:p>
          </table:table-cell>
          <table:table-cell office:value-type="string">
            <text:p>Execution Reports</text:p>
          </table:table-cell>
          <table:table-cell office:value-type="string">
            <text:p>Security Status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Cross Order Cancel Request</text:p>
          </table:table-cell>
          <table:table-cell table:style-name="ce14" office:value-type="string">
            <text:p>Cross Order Cancel/Replace Request </text:p>
          </table:table-cell>
          <table:table-cell office:value-type="string">
            <text:p>Order Mass Cancel Request </text:p>
          </table:table-cell>
          <table:table-cell office:value-type="string">
            <text:p>Don’t Know Trade (DK) </text:p>
          </table:table-cell>
          <table:table-cell office:value-type="string">
            <text:p>Security Status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ew Order - Multileg </text:p>
          </table:table-cell>
          <table:table-cell table:style-name="ce14" office:value-type="string">
            <text:p>Cross Order Cancel Request</text:p>
          </table:table-cell>
          <table:table-cell office:value-type="string">
            <text:p>Order Mass Cancel Report </text:p>
          </table:table-cell>
          <table:table-cell office:value-type="string">
            <text:p>Order Cancel/Replace Request</text:p>
          </table:table-cell>
          <table:table-cell table:style-name="Default" office:value-type="string">
            <text:p>Party Details List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Multileg Order Cancel Replace Request</text:p>
          </table:table-cell>
          <table:table-cell office:value-type="string">
            <text:p>New Order - Multileg </text:p>
          </table:table-cell>
          <table:table-cell table:style-name="ce4" office:value-type="string">
            <text:p>Order Mass Status Request</text:p>
          </table:table-cell>
          <table:table-cell office:value-type="string">
            <text:p>Order Cancel Request </text:p>
          </table:table-cell>
          <table:table-cell table:style-name="Default" office:value-type="string">
            <text:p>Party Details List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Bid Request</text:p>
          </table:table-cell>
          <table:table-cell table:style-name="ce4" office:value-type="string">
            <text:p>Multileg Order Cancel Replace Request</text:p>
          </table:table-cell>
          <table:table-cell table:style-name="ce16" office:value-type="string">
            <text:p>New Order - Cross </text:p>
          </table:table-cell>
          <table:table-cell office:value-type="string">
            <text:p>Order Cancel Reject </text:p>
          </table:table-cell>
          <table:table-cell office:value-type="string">
            <text:p>New Order - Single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Bid Response </text:p>
          </table:table-cell>
          <table:table-cell office:value-type="string">
            <text:p>Bid Request </text:p>
          </table:table-cell>
          <table:table-cell table:style-name="ce14" office:value-type="string">
            <text:p>Cross Order Cancel/Replace Request </text:p>
          </table:table-cell>
          <table:table-cell office:value-type="string">
            <text:p>Order Status Request </text:p>
          </table:table-cell>
          <table:table-cell office:value-type="string">
            <text:p>Execution Report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ew Order - List </text:p>
          </table:table-cell>
          <table:table-cell office:value-type="string">
            <text:p>Bid Response </text:p>
          </table:table-cell>
          <table:table-cell table:style-name="ce14" office:value-type="string">
            <text:p>Cross Order Cancel Request</text:p>
          </table:table-cell>
          <table:table-cell office:value-type="string">
            <text:p>Order Mass Cancel Request </text:p>
          </table:table-cell>
          <table:table-cell office:value-type="string">
            <text:p>Don’t Know Trade (DK)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List Strike Price </text:p>
          </table:table-cell>
          <table:table-cell office:value-type="string">
            <text:p>New Order - List </text:p>
          </table:table-cell>
          <table:table-cell table:style-name="ce6" office:value-type="string">
            <text:p>New Order Multileg</text:p>
          </table:table-cell>
          <table:table-cell office:value-type="string">
            <text:p>Order Mass Cancel Report </text:p>
          </table:table-cell>
          <table:table-cell office:value-type="string">
            <text:p>Order Cancel/Replace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List Execute </text:p>
          </table:table-cell>
          <table:table-cell office:value-type="string">
            <text:p>List Strike Price </text:p>
          </table:table-cell>
          <table:table-cell table:style-name="ce6" office:value-type="string">
            <text:p>Multileg Order Cancel Replace Request</text:p>
          </table:table-cell>
          <table:table-cell table:style-name="ce18" office:value-type="string">
            <text:p>Order Mass Status Request</text:p>
          </table:table-cell>
          <table:table-cell office:value-type="string">
            <text:p>Order Cancel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List Cancel Request </text:p>
          </table:table-cell>
          <table:table-cell office:value-type="string">
            <text:p>List Status </text:p>
          </table:table-cell>
          <table:table-cell office:value-type="string">
            <text:p>Bid Request </text:p>
          </table:table-cell>
          <table:table-cell table:style-name="Default" office:value-type="string">
            <text:p>Order Mass Action Request</text:p>
          </table:table-cell>
          <table:table-cell office:value-type="string">
            <text:p>Order Cancel Rejec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List Status Request </text:p>
          </table:table-cell>
          <table:table-cell office:value-type="string">
            <text:p>List Execute </text:p>
          </table:table-cell>
          <table:table-cell office:value-type="string">
            <text:p>Bid Response </text:p>
          </table:table-cell>
          <table:table-cell table:style-name="Default" office:value-type="string">
            <text:p>Order Mass Action Report</text:p>
          </table:table-cell>
          <table:table-cell office:value-type="string">
            <text:p>Order Status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Allocation</text:p>
          </table:table-cell>
          <table:table-cell office:value-type="string">
            <text:p>List Cancel Request </text:p>
          </table:table-cell>
          <table:table-cell office:value-type="string">
            <text:p>New Order - List </text:p>
          </table:table-cell>
          <table:table-cell table:style-name="ce16" office:value-type="string">
            <text:p>New Order - Cross </text:p>
          </table:table-cell>
          <table:table-cell office:value-type="string">
            <text:p>Order Mass Cancel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Allocation ACK</text:p>
          </table:table-cell>
          <table:table-cell table:style-name="ce4" office:value-type="string">
            <text:p>List Status Request</text:p>
          </table:table-cell>
          <table:table-cell office:value-type="string">
            <text:p>List Strike Price </text:p>
          </table:table-cell>
          <table:table-cell table:style-name="ce14" office:value-type="string">
            <text:p>Cross Order Cancel/Replace Request </text:p>
          </table:table-cell>
          <table:table-cell office:value-type="string">
            <text:p>Order Mass Cancel Repor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1" office:value-type="string">
            <text:p>Settlement Instructions</text:p>
          </table:table-cell>
          <table:table-cell office:value-type="string">
            <text:p>Allocation Instruction </text:p>
          </table:table-cell>
          <table:table-cell office:value-type="string">
            <text:p>List Status </text:p>
          </table:table-cell>
          <table:table-cell table:style-name="ce14" office:value-type="string">
            <text:p>Cross Order Cancel Request</text:p>
          </table:table-cell>
          <table:table-cell table:style-name="ce18" office:value-type="string">
            <text:p>Order Mass Status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Trade Capture Report Request </text:p>
          </table:table-cell>
          <table:table-cell office:value-type="string">
            <text:p>Allocation Instruction Ack</text:p>
          </table:table-cell>
          <table:table-cell office:value-type="string">
            <text:p>List Execute </text:p>
          </table:table-cell>
          <table:table-cell table:style-name="ce6" office:value-type="string">
            <text:p>New Order Multileg</text:p>
          </table:table-cell>
          <table:table-cell table:style-name="Default" office:value-type="string">
            <text:p>Order Mass Action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Trade Capture Report </text:p>
          </table:table-cell>
          <table:table-cell office:value-type="string">
            <text:p>Allocation Report</text:p>
          </table:table-cell>
          <table:table-cell office:value-type="string">
            <text:p>List Cancel Request </text:p>
          </table:table-cell>
          <table:table-cell table:style-name="ce6" office:value-type="string">
            <text:p>Multileg Order Cancel Replace Request</text:p>
          </table:table-cell>
          <table:table-cell table:style-name="Default" office:value-type="string">
            <text:p>Order Mass Ac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gistration Instructions </text:p>
          </table:table-cell>
          <table:table-cell table:style-name="ce4" office:value-type="string">
            <text:p>Allocation Report Ack </text:p>
          </table:table-cell>
          <table:table-cell table:style-name="ce4" office:value-type="string">
            <text:p>List Status Request</text:p>
          </table:table-cell>
          <table:table-cell office:value-type="string">
            <text:p>Bid Request </text:p>
          </table:table-cell>
          <table:table-cell table:style-name="ce16" office:value-type="string">
            <text:p>New Order - Cross 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Registration Instructions Response</text:p>
          </table:table-cell>
          <table:table-cell office:value-type="string">
            <text:p>Confirmation </text:p>
          </table:table-cell>
          <table:table-cell office:value-type="string">
            <text:p>Allocation Instruction </text:p>
          </table:table-cell>
          <table:table-cell office:value-type="string">
            <text:p>Bid Response </text:p>
          </table:table-cell>
          <table:table-cell table:style-name="ce14" office:value-type="string">
            <text:p>Cross Order Cancel/Replace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nfirmation Ack </text:p>
          </table:table-cell>
          <table:table-cell office:value-type="string">
            <text:p>Allocation Instruction Ack</text:p>
          </table:table-cell>
          <table:table-cell office:value-type="string">
            <text:p>New Order - List </text:p>
          </table:table-cell>
          <table:table-cell table:style-name="ce14" office:value-type="string">
            <text:p>Cross Order Cancel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4" office:value-type="string">
            <text:p>Confirmation Request</text:p>
          </table:table-cell>
          <table:table-cell table:style-name="Default" office:value-type="string">
            <text:p>Allocation Instruction Alert</text:p>
          </table:table-cell>
          <table:table-cell office:value-type="string">
            <text:p>List Strike Price </text:p>
          </table:table-cell>
          <table:table-cell table:style-name="ce6" office:value-type="string">
            <text:p>New Order Multile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Settlement Instructions </text:p>
          </table:table-cell>
          <table:table-cell office:value-type="string">
            <text:p>Allocation Report</text:p>
          </table:table-cell>
          <table:table-cell office:value-type="string">
            <text:p>List Status </text:p>
          </table:table-cell>
          <table:table-cell table:style-name="ce6" office:value-type="string">
            <text:p>Multileg Order Cancel Replace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4" office:value-type="string">
            <text:p>Settlement Instruction Request</text:p>
          </table:table-cell>
          <table:table-cell table:style-name="ce4" office:value-type="string">
            <text:p>Allocation Report Ack </text:p>
          </table:table-cell>
          <table:table-cell office:value-type="string">
            <text:p>List Execute </text:p>
          </table:table-cell>
          <table:table-cell office:value-type="string">
            <text:p>Bid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Trade Capture Report Request</text:p>
          </table:table-cell>
          <table:table-cell office:value-type="string">
            <text:p>Confirmation </text:p>
          </table:table-cell>
          <table:table-cell office:value-type="string">
            <text:p>List Cancel Request </text:p>
          </table:table-cell>
          <table:table-cell office:value-type="string">
            <text:p>Bid Response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Trade Capture Report Request Ack</text:p>
          </table:table-cell>
          <table:table-cell office:value-type="string">
            <text:p>Confirmation Ack </text:p>
          </table:table-cell>
          <table:table-cell table:style-name="ce18" office:value-type="string">
            <text:p>List Status Request</text:p>
          </table:table-cell>
          <table:table-cell office:value-type="string">
            <text:p>New Order - Lis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Trade Capture Report</text:p>
          </table:table-cell>
          <table:table-cell table:style-name="ce4" office:value-type="string">
            <text:p>Confirmation Request</text:p>
          </table:table-cell>
          <table:table-cell office:value-type="string">
            <text:p>Allocation Instruction </text:p>
          </table:table-cell>
          <table:table-cell office:value-type="string">
            <text:p>List Strike Price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Trade Capture Report Ack </text:p>
          </table:table-cell>
          <table:table-cell office:value-type="string">
            <text:p>Settlement Instructions </text:p>
          </table:table-cell>
          <table:table-cell office:value-type="string">
            <text:p>Allocation Instruction Ack</text:p>
          </table:table-cell>
          <table:table-cell office:value-type="string">
            <text:p>List Status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Registration Instructions</text:p>
          </table:table-cell>
          <table:table-cell table:style-name="ce4" office:value-type="string">
            <text:p>Settlement Instruction Request</text:p>
          </table:table-cell>
          <table:table-cell table:style-name="ce19" office:value-type="string">
            <text:p>Allocation Instruction Alert</text:p>
          </table:table-cell>
          <table:table-cell office:value-type="string">
            <text:p>List Execute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4" office:value-type="string">
            <text:p>Registration Instructions Response</text:p>
          </table:table-cell>
          <table:table-cell office:value-type="string">
            <text:p>Trade Capture Report Request</text:p>
          </table:table-cell>
          <table:table-cell office:value-type="string">
            <text:p>Allocation Report</text:p>
          </table:table-cell>
          <table:table-cell office:value-type="string">
            <text:p>List Cancel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Position Maintenance Request</text:p>
          </table:table-cell>
          <table:table-cell office:value-type="string">
            <text:p>Trade Capture Report Request Ack</text:p>
          </table:table-cell>
          <table:table-cell table:style-name="ce18" office:value-type="string">
            <text:p>Allocation Report Ack </text:p>
          </table:table-cell>
          <table:table-cell table:style-name="ce18" office:value-type="string">
            <text:p>List Status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4" office:value-type="string">
            <text:p>Position Maintenance Report</text:p>
          </table:table-cell>
          <table:table-cell office:value-type="string">
            <text:p>Trade Capture Report</text:p>
          </table:table-cell>
          <table:table-cell office:value-type="string">
            <text:p>Confirmation </text:p>
          </table:table-cell>
          <table:table-cell office:value-type="string">
            <text:p>Allocation Instruction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Request For Positions</text:p>
          </table:table-cell>
          <table:table-cell office:value-type="string">
            <text:p>Trade Capture Report Ack </text:p>
          </table:table-cell>
          <table:table-cell office:value-type="string">
            <text:p>Confirmation Ack </text:p>
          </table:table-cell>
          <table:table-cell office:value-type="string">
            <text:p>Allocation Instruction Ack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Request for Positions Ack </text:p>
          </table:table-cell>
          <table:table-cell office:value-type="string">
            <text:p>Registration Instructions</text:p>
          </table:table-cell>
          <table:table-cell table:style-name="ce18" office:value-type="string">
            <text:p>Confirmation Request</text:p>
          </table:table-cell>
          <table:table-cell table:style-name="ce19" office:value-type="string">
            <text:p>Allocation Instruction Ale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Position Report</text:p>
          </table:table-cell>
          <table:table-cell table:style-name="ce4" office:value-type="string">
            <text:p>Registration Instructions Response</text:p>
          </table:table-cell>
          <table:table-cell office:value-type="string">
            <text:p>Settlement Instructions </text:p>
          </table:table-cell>
          <table:table-cell office:value-type="string">
            <text:p>Alloca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4" office:value-type="string">
            <text:p>Assignment Report</text:p>
          </table:table-cell>
          <table:table-cell office:value-type="string">
            <text:p>Position Maintenance Request</text:p>
          </table:table-cell>
          <table:table-cell table:style-name="ce18" office:value-type="string">
            <text:p>Settlement Instruction Request</text:p>
          </table:table-cell>
          <table:table-cell table:style-name="ce18" office:value-type="string">
            <text:p>Allocation Report Ack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Request </text:p>
          </table:table-cell>
          <table:table-cell table:style-name="ce4" office:value-type="string">
            <text:p>Position Maintenance Report</text:p>
          </table:table-cell>
          <table:table-cell table:style-name="Default" office:value-type="string">
            <text:p>Settlement Obligation Report</text:p>
          </table:table-cell>
          <table:table-cell office:value-type="string">
            <text:p>Confirmation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Assignment </text:p>
          </table:table-cell>
          <table:table-cell office:value-type="string">
            <text:p>Request For Positions</text:p>
          </table:table-cell>
          <table:table-cell office:value-type="string">
            <text:p>Trade Capture Report Request</text:p>
          </table:table-cell>
          <table:table-cell office:value-type="string">
            <text:p>Confirmation Ack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Response</text:p>
          </table:table-cell>
          <table:table-cell office:value-type="string">
            <text:p>Request for Positions Ack </text:p>
          </table:table-cell>
          <table:table-cell office:value-type="string">
            <text:p>Trade Capture Report Request Ack</text:p>
          </table:table-cell>
          <table:table-cell table:style-name="ce18" office:value-type="string">
            <text:p>Confirmation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Report </text:p>
          </table:table-cell>
          <table:table-cell office:value-type="string">
            <text:p>Position Report</text:p>
          </table:table-cell>
          <table:table-cell office:value-type="string">
            <text:p>Trade Capture Report</text:p>
          </table:table-cell>
          <table:table-cell office:value-type="string">
            <text:p>Settlement Instructions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Inquiry</text:p>
          </table:table-cell>
          <table:table-cell table:style-name="Default" office:value-type="string">
            <text:p>Adjusted Position Report</text:p>
          </table:table-cell>
          <table:table-cell office:value-type="string">
            <text:p>Trade Capture Report Ack </text:p>
          </table:table-cell>
          <table:table-cell table:style-name="ce18" office:value-type="string">
            <text:p>Settlement Instruction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office:value-type="string">
            <text:p>Collateral Inquiry Ack </text:p>
          </table:table-cell>
          <table:table-cell table:style-name="ce4" office:value-type="string">
            <text:p>Assignment Report</text:p>
          </table:table-cell>
          <table:table-cell office:value-type="string">
            <text:p>Registration Instructions</text:p>
          </table:table-cell>
          <table:table-cell table:style-name="Default" office:value-type="string">
            <text:p>Settlement Obliga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2"/>
          <table:table-cell table:style-name="ce15"/>
          <table:table-cell table:style-name="Default" office:value-type="string">
            <text:p>Contrary Intention Report</text:p>
          </table:table-cell>
          <table:table-cell table:style-name="ce18" office:value-type="string">
            <text:p>Registration Instructions Response</text:p>
          </table:table-cell>
          <table:table-cell office:value-type="string">
            <text:p>Trade Capture Report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5"/>
          <table:table-cell office:value-type="string">
            <text:p>Collateral Request </text:p>
          </table:table-cell>
          <table:table-cell office:value-type="string">
            <text:p>Position Maintenance Request</text:p>
          </table:table-cell>
          <table:table-cell office:value-type="string">
            <text:p>Trade Capture Report Request Ack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Collateral Assignment </text:p>
          </table:table-cell>
          <table:table-cell table:style-name="ce18" office:value-type="string">
            <text:p>Position Maintenance Report</text:p>
          </table:table-cell>
          <table:table-cell office:value-type="string">
            <text:p>Trade Capture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Collateral Response</text:p>
          </table:table-cell>
          <table:table-cell office:value-type="string">
            <text:p>Request For Positions</text:p>
          </table:table-cell>
          <table:table-cell office:value-type="string">
            <text:p>Trade Capture Report Ack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Collateral Report </text:p>
          </table:table-cell>
          <table:table-cell office:value-type="string">
            <text:p>Request for Positions Ack </text:p>
          </table:table-cell>
          <table:table-cell office:value-type="string">
            <text:p>Registration Instruction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Collateral Inquiry</text:p>
          </table:table-cell>
          <table:table-cell table:style-name="ce20" office:value-type="string">
            <text:p>Position Report</text:p>
          </table:table-cell>
          <table:table-cell table:style-name="ce18" office:value-type="string">
            <text:p>Registration Instructions Respons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Collateral Inquiry Ack </text:p>
          </table:table-cell>
          <table:table-cell table:style-name="ce19" office:value-type="string">
            <text:p>Adjusted Position Report</text:p>
          </table:table-cell>
          <table:table-cell office:value-type="string">
            <text:p>Position Maintenance Reques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5"/>
          <table:table-cell table:style-name="ce18" office:value-type="string">
            <text:p>Assignment Report</text:p>
          </table:table-cell>
          <table:table-cell table:style-name="ce18" office:value-type="string">
            <text:p>Position Maintenance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/>
          <table:table-cell table:style-name="ce19" office:value-type="string">
            <text:p>Contrary Intention Report</text:p>
          </table:table-cell>
          <table:table-cell office:value-type="string">
            <text:p>Request For Position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/>
          <table:table-cell office:value-type="string">
            <text:p>Collateral Request </text:p>
          </table:table-cell>
          <table:table-cell office:value-type="string">
            <text:p>Request for Positions Ack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/>
          <table:table-cell office:value-type="string">
            <text:p>Collateral Assignment </text:p>
          </table:table-cell>
          <table:table-cell office:value-type="string">
            <text:p>Posi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2"/>
          <table:table-cell office:value-type="string">
            <text:p>Collateral Response</text:p>
          </table:table-cell>
          <table:table-cell table:style-name="ce19" office:value-type="string">
            <text:p>Adjusted Posi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>
            <text:p>Collateral Report </text:p>
          </table:table-cell>
          <table:table-cell table:style-name="ce18" office:value-type="string">
            <text:p>Assignment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>
            <text:p>Collateral Inquiry</text:p>
          </table:table-cell>
          <table:table-cell table:style-name="ce19" office:value-type="string">
            <text:p>Contrary Intention Repor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office:value-type="string">
            <text:p>Collateral Inquiry Ack </text:p>
          </table:table-cell>
          <table:table-cell office:value-type="string">
            <text:p>Collateral Reques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>
            <text:p>Collateral Assignmen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>
            <text:p>Collateral Respons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>
            <text:p>Collateral Report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>
            <text:p>Collateral Inquiry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4"/>
          <table:table-cell office:value-type="string">
            <text:p>Collateral Inquiry Ack 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18:3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Rotaru</meta:initial-creator>
    <meta:creation-date>2010-12-21T09:35:19.65</meta:creation-date>
    <dc:date>2011-12-19T18:30:32.32</dc:date>
    <dc:creator>Victor Rotaru</dc:creator>
    <meta:editing-duration>P3DT4H55M51S</meta:editing-duration>
    <meta:editing-cycles>75</meta:editing-cycles>
    <meta:generator>OpenOffice.org/3.3$Win32 OpenOffice.org_project/330m20$Build-9567</meta:generator>
    <meta:document-statistic meta:table-count="3" meta:cell-count="508" meta:object-count="0"/>
  </office:meta>
</office:document-meta>
</file>